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BeforeTestClassCallbacks.RunBeforeTestClassCallbacks( Statement next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BeforeTestClassCallbacks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